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Activity1</text:p>
          </table:table-cell>
          <table:table-cell office:value-type="string" calcext:value-type="string">
            <text:p>Activity2</text:p>
          </table:table-cell>
          <table:table-cell office:value-type="string" calcext:value-type="string">
            <text:p>Activity3</text:p>
          </table:table-cell>
          <table:table-cell office:value-type="string" calcext:value-type="string">
            <text:p>Activity4</text:p>
          </table:table-cell>
          <table:table-cell office:value-type="string" calcext:value-type="string">
            <text:p>Activity5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FinalPres</text:p>
          </table:table-cell>
          <table:table-cell office:value-type="string" calcext:value-type="string">
            <text:p>Final (Opt)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+curve</text:p>
          </table:table-cell>
          <table:table-cell office:value-type="string" calcext:value-type="string">
            <text:p>Final Number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bdulmonem</text:p>
          </table:table-cell>
          <table:table-cell office:value-type="string" calcext:value-type="string">
            <text:p>Al Hajji</text:p>
          </table:table-cell>
          <table:table-cell office:value-type="string" calcext:value-type="string">
            <text:p>aalhajji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.25/10" office:value-type="float" office:value="0.925" calcext:value-type="float">
            <text:p>0.925</text:p>
          </table:table-cell>
          <table:table-cell table:formula="of:=20/25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formula="of:=0.2*1+0.3*([.J2]+[.K2]+[.L2]+[.N2])/4+[.M2]*0.25+0.25*[.O2]" office:value-type="float" office:value="0.855625" calcext:value-type="float">
            <text:p>0.855625</text:p>
          </table:table-cell>
          <table:table-cell table:formula="of:=[.Q2]+0.03" office:value-type="float" office:value="0.885625" calcext:value-type="float">
            <text:p>0.8856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nbernal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20/25" office:value-type="float" office:value="0.8" calcext:value-type="float">
            <text:p>0.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0.2*1+0.3*([.J3]+[.K3]+[.L3]+[.N3])/4+[.M3]*0.25+0.25*[.O3]" office:value-type="float" office:value="0.861875" calcext:value-type="float">
            <text:p>0.861875</text:p>
          </table:table-cell>
          <table:table-cell table:formula="of:=[.Q3]+0.03" office:value-type="float" office:value="0.891875" calcext:value-type="float">
            <text:p>0.8918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orovykh</text:p>
          </table:table-cell>
          <table:table-cell office:value-type="string" calcext:value-type="string">
            <text:p>mborovyk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2.5/5" office:value-type="float" office:value="0.5" calcext:value-type="float">
            <text:p>0.5</text:p>
          </table:table-cell>
          <table:table-cell table:formula="of:=22/25"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*1+0.3*([.J4]+[.K4]+[.L4]+[.N4])/4+[.M4]*0.25+0.25*[.O4]" office:value-type="float" office:value="0.84890625" calcext:value-type="float">
            <text:p>0.84890625</text:p>
          </table:table-cell>
          <table:table-cell table:formula="of:=[.Q4]+0.03" office:value-type="float" office:value="0.87890625" calcext:value-type="float">
            <text:p>0.878906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25" office:value-type="float" office:value="0.72" calcext:value-type="float">
            <text:p>0.72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*0.5+0.3*([.J5]+[.K5]+[.L5]+[.N5])/4+[.M5]*0.25+0.25*[.O5]" office:value-type="float" office:value="0.73625" calcext:value-type="float">
            <text:p>0.73625</text:p>
          </table:table-cell>
          <table:table-cell table:formula="of:=[.Q5]+0.03" office:value-type="float" office:value="0.76625" calcext:value-type="float">
            <text:p>0.7662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Emmie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fernan2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20/25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*1+0.3*([.J6]+[.K6]+[.L6]+[.N6])/4+[.M6]*0.25+0.25*[.O6]" office:value-type="float" office:value="0.880625" calcext:value-type="float">
            <text:p>0.880625</text:p>
          </table:table-cell>
          <table:table-cell table:formula="of:=[.Q6]+0.03" office:value-type="float" office:value="0.910625" calcext:value-type="float">
            <text:p>0.9106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mgoodman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0.6" calcext:value-type="float">
            <text:p>0.6</text:p>
          </table:table-cell>
          <table:table-cell table:formula="of:=6/10" office:value-type="float" office:value="0.6" calcext:value-type="float">
            <text:p>0.6</text:p>
          </table:table-cell>
          <table:table-cell table:formula="of:=20/25" office:value-type="float" office:value="0.8" calcext:value-type="float">
            <text:p>0.8</text:p>
          </table:table-cell>
          <table:table-cell table:formula="of:=6/10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*1+0.3*([.J7]+[.K7]+[.L7]+[.N7])/4+[.M7]*0.25+0.25*[.O7]" office:value-type="float" office:value="0.850625" calcext:value-type="float">
            <text:p>0.850625</text:p>
          </table:table-cell>
          <table:table-cell table:formula="of:=[.Q7]+0.03" office:value-type="float" office:value="0.880625" calcext:value-type="float">
            <text:p>0.8806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sho1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formula="of:=16/16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24/25" office:value-type="float" office:value="0.96" calcext:value-type="float">
            <text:p>0.9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*1+0.3*([.J8]+[.K8]+[.L8]+[.N8])/4+[.M8]*0.25+0.25*[.O8]" office:value-type="float" office:value="0.9725" calcext:value-type="float">
            <text:p>0.9725</text:p>
          </table:table-cell>
          <table:table-cell table:formula="of:=[.Q8]+0.03" office:value-type="float" office:value="1.0025" calcext:value-type="float">
            <text:p>1.00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Tia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li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.75/12" office:value-type="float" office:value="0.979166666666667" calcext:value-type="float">
            <text:p>0.979166666666667</text:p>
          </table:table-cell>
          <table:table-cell table:formula="of:=8/16" office:value-type="float" office:value="0.5" calcext:value-type="float">
            <text:p>0.5</text:p>
          </table:table-cell>
          <table:table-cell table:formula="of:=3/5" office:value-type="float" office:value="0.6" calcext:value-type="float">
            <text:p>0.6</text:p>
          </table:table-cell>
          <table:table-cell table:formula="of:=22/25"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*1+0.3*([.J9]+[.K9]+[.L9]+[.N9])/4+[.M9]*0.25+0.25*[.O9]" office:value-type="float" office:value="0.8259375" calcext:value-type="float">
            <text:p>0.8259375</text:p>
          </table:table-cell>
          <table:table-cell table:formula="of:=[.Q9]+0.03" office:value-type="float" office:value="0.8559375" calcext:value-type="float">
            <text:p>0.855937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Songtsen</text:p>
          </table:table-cell>
          <table:table-cell office:value-type="string" calcext:value-type="string">
            <text:p>Norbu</text:p>
          </table:table-cell>
          <table:table-cell office:value-type="string" calcext:value-type="string">
            <text:p>snorbu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3/25"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*1+0.3*([.J10]+[.K10]+[.L10]+[.N10])/4+[.M10]*0.25+0.25*[.O10]" office:value-type="float" office:value="0.68" calcext:value-type="float">
            <text:p>0.68</text:p>
          </table:table-cell>
          <table:table-cell table:formula="of:=[.Q10]+0.03" office:value-type="float" office:value="0.71" calcext:value-type="float">
            <text:p>0.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22/25" office:value-type="float" office:value="0.88" calcext:value-type="float">
            <text:p>0.8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*1+0.3*([.J11]+[.K11]+[.L11]+[.N11])/4+[.M11]*0.25+0.25*[.O11]" office:value-type="float" office:value="0.96390625" calcext:value-type="float">
            <text:p>0.96390625</text:p>
          </table:table-cell>
          <table:table-cell table:formula="of:=[.Q11]+0.03" office:value-type="float" office:value="0.99390625" calcext:value-type="float">
            <text:p>0.993906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23/25" office:value-type="float" office:value="0.92" calcext:value-type="float">
            <text:p>0.92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*1+0.3*([.J12]+[.K12]+[.L12]+[.N12])/4+[.M12]*0.25+0.25*[.O12]" office:value-type="float" office:value="0.97390625" calcext:value-type="float">
            <text:p>0.97390625</text:p>
          </table:table-cell>
          <table:table-cell table:formula="of:=[.Q12]+0.03" office:value-type="float" office:value="1.00390625" calcext:value-type="float">
            <text:p>1.003906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8-16">00/00/0000</text:date>, <text:time style:data-style-name="N2" text:time-value="19:18:52.66067008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5.2$Linux_X86_64 LibreOffice_project/40$Build-2</meta:generator>
    <meta:initial-creator>Jordan Hanson</meta:initial-creator>
    <meta:creation-date>2020-07-15T21:16:59</meta:creation-date>
    <dc:date>2020-08-16T19:41:42.238187271</dc:date>
    <meta:editing-duration>PT8H26M59S</meta:editing-duration>
    <meta:editing-cycles>59</meta:editing-cycles>
    <meta:document-statistic meta:table-count="1" meta:cell-count="217" meta:object-count="0"/>
  </office:meta>
</office:document-meta>
</file>